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63102" officeooo:paragraph-rsid="00063102" style:font-size-complex="20pt"/>
    </style:style>
    <style:style style:name="P2" style:family="paragraph" style:parent-style-name="Standard">
      <style:text-properties fo:font-size="20pt" officeooo:rsid="0017e8b2" officeooo:paragraph-rsid="0017e8b2" style:font-size-complex="20pt"/>
    </style:style>
    <style:style style:name="P3" style:family="paragraph" style:parent-style-name="Standard">
      <style:text-properties fo:font-size="20pt" officeooo:rsid="001ac2b9" officeooo:paragraph-rsid="001ac2b9" style:font-size-complex="20pt"/>
    </style:style>
    <style:style style:name="P4" style:family="paragraph" style:parent-style-name="Standard">
      <style:text-properties fo:font-size="20pt" officeooo:rsid="001c4ee6" officeooo:paragraph-rsid="001c4ee6" style:font-size-complex="20pt"/>
    </style:style>
    <style:style style:name="P5" style:family="paragraph" style:parent-style-name="Standard">
      <style:text-properties fo:font-size="20pt" officeooo:rsid="001cb8d4" officeooo:paragraph-rsid="001cb8d4" style:font-size-complex="20pt"/>
    </style:style>
    <style:style style:name="P6" style:family="paragraph" style:parent-style-name="Standard">
      <style:text-properties fo:font-size="20pt" officeooo:rsid="00212938" officeooo:paragraph-rsid="00212938" style:font-size-complex="20pt"/>
    </style:style>
    <style:style style:name="P7" style:family="paragraph" style:parent-style-name="Standard">
      <style:text-properties fo:font-size="20pt" officeooo:rsid="0021db77" officeooo:paragraph-rsid="0021db77" style:font-size-complex="20pt"/>
    </style:style>
    <style:style style:name="P8" style:family="paragraph" style:parent-style-name="Standard">
      <style:text-properties fo:font-size="20pt" officeooo:rsid="00235d9e" officeooo:paragraph-rsid="00235d9e" style:font-size-complex="20pt"/>
    </style:style>
    <style:style style:name="P9" style:family="paragraph" style:parent-style-name="Standard">
      <style:text-properties fo:font-size="20pt" officeooo:rsid="0026de1f" officeooo:paragraph-rsid="0026de1f" style:font-size-complex="20pt"/>
    </style:style>
    <style:style style:name="P10" style:family="paragraph" style:parent-style-name="Standard">
      <style:text-properties fo:font-size="20pt" officeooo:rsid="0027ceec" officeooo:paragraph-rsid="0027ceec" style:font-size-complex="20pt"/>
    </style:style>
    <style:style style:name="P11" style:family="paragraph" style:parent-style-name="Standard">
      <style:text-properties fo:font-size="20pt" officeooo:rsid="002925e8" officeooo:paragraph-rsid="002925e8" style:font-size-complex="20pt"/>
    </style:style>
    <style:style style:name="P12" style:family="paragraph" style:parent-style-name="Standard">
      <style:text-properties fo:font-size="20pt" officeooo:rsid="002aee44" officeooo:paragraph-rsid="002aee44" style:font-size-complex="20pt"/>
    </style:style>
    <style:style style:name="P13" style:family="paragraph" style:parent-style-name="Standard">
      <style:text-properties fo:font-size="20pt" officeooo:rsid="002daa3b" officeooo:paragraph-rsid="002daa3b" style:font-size-complex="20pt"/>
    </style:style>
    <style:style style:name="P14" style:family="paragraph" style:parent-style-name="Standard">
      <style:text-properties fo:font-size="20pt" officeooo:rsid="002fd1cc" officeooo:paragraph-rsid="002fd1cc" style:font-size-complex="20pt"/>
    </style:style>
    <style:style style:name="P15" style:family="paragraph" style:parent-style-name="Standard">
      <style:text-properties fo:font-size="20pt" officeooo:rsid="0030a9c8" officeooo:paragraph-rsid="0030a9c8" style:font-size-complex="20pt"/>
    </style:style>
    <style:style style:name="P16" style:family="paragraph" style:parent-style-name="Standard">
      <style:text-properties fo:font-size="20pt" officeooo:rsid="0032a82a" officeooo:paragraph-rsid="0032a82a" style:font-size-complex="20pt"/>
    </style:style>
    <style:style style:name="P17" style:family="paragraph" style:parent-style-name="Standard">
      <style:text-properties fo:font-size="20pt" officeooo:rsid="0036a8a0" officeooo:paragraph-rsid="0036a8a0" style:font-size-complex="20pt"/>
    </style:style>
    <style:style style:name="P18" style:family="paragraph" style:parent-style-name="Standard">
      <style:text-properties fo:font-size="20pt" officeooo:rsid="0036c9eb" officeooo:paragraph-rsid="0036c9eb" style:font-size-complex="20pt"/>
    </style:style>
    <style:style style:name="T1" style:family="text">
      <style:text-properties officeooo:rsid="001e3b0f"/>
    </style:style>
    <style:style style:name="T2" style:family="text">
      <style:text-properties officeooo:rsid="001f6263"/>
    </style:style>
    <style:style style:name="T3" style:family="text">
      <style:text-properties officeooo:rsid="0023a5ea"/>
    </style:style>
    <style:style style:name="T4" style:family="text">
      <style:text-properties officeooo:rsid="0023c69f"/>
    </style:style>
    <style:style style:name="T5" style:family="text">
      <style:text-properties officeooo:rsid="00253113"/>
    </style:style>
    <style:style style:name="T6" style:family="text">
      <style:text-properties officeooo:rsid="0026de1f"/>
    </style:style>
    <style:style style:name="T7" style:family="text">
      <style:text-properties officeooo:rsid="002913d5"/>
    </style:style>
    <style:style style:name="T8" style:family="text">
      <style:text-properties officeooo:rsid="0029f61b"/>
    </style:style>
    <style:style style:name="T9" style:family="text">
      <style:text-properties officeooo:rsid="002aee44"/>
    </style:style>
    <style:style style:name="T10" style:family="text">
      <style:text-properties officeooo:rsid="002c3eac"/>
    </style:style>
    <style:style style:name="T11" style:family="text">
      <style:text-properties officeooo:rsid="002ea621"/>
    </style:style>
    <style:style style:name="T12" style:family="text">
      <style:text-properties officeooo:rsid="002feb70"/>
    </style:style>
    <style:style style:name="T13" style:family="text">
      <style:text-properties officeooo:rsid="0034438a"/>
    </style:style>
    <style:style style:name="T14" style:family="text">
      <style:text-properties officeooo:rsid="00355f0b"/>
    </style:style>
    <style:style style:name="T15" style:family="text">
      <style:text-properties officeooo:rsid="0035ea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rray Method</text:p>
      <text:p text:style-name="P3"/>
      <text:p text:style-name="P3">০১. <text:s/>concat()</text:p>
      <text:p text:style-name="P3">এই মেথডের মাধ্যমে কোন একটা অ্যারে অন্য একটা অ্যারের সাথে জোড়া দেওয়া হয়।</text:p>
      <text:p text:style-name="P4">০২. every()</text:p>
      <text:p text:style-name="P4">এই মেথড দ্বারা <text:s/>কোন একটা অ্যারের উপর শর্ত আরোপ করে । শর্ত পূরন হলে true রিটার্ন করে এবং শর্ত পূরন না হলে false রিটার্ন করে। </text:p>
      <text:p text:style-name="P4"/>
      <text:p text:style-name="P5">০৩. filter()</text:p>
      <text:p text:style-name="P5">এই মেথড দ্বারা কোন একটা অ্যারে থেকে শর্ত মোতাবেক কিছু খুজে রের করা </text:p>
      <text:p text:style-name="P5"/>
      <text:p text:style-name="P5">০৪. <text:span text:style-name="T1">find()</text:span></text:p>
      <text:p text:style-name="P5">এই মেথড দ্বারা কোন এ্যারে থেকে শর্ত স্বাপেক্ষে নিদৃষ্ট কোন একটা <text:span text:style-name="T1">element খুজে বের করা । এটা শুধু মাত্র একটা element ই খুজে বের করবে। </text:span></text:p>
      <text:p text:style-name="P5"/>
      <text:p text:style-name="P5">০৫. <text:span text:style-name="T2">findIndex()</text:span></text:p>
      <text:p text:style-name="P5">কোন একটা এ্যারে থেকে শর্ত স্বাপেক্ষে কোন <text:span text:style-name="T2">element পজিশনের number টা খুজে বের করা।</text:span></text:p>
      <text:p text:style-name="P5"/>
      <text:p text:style-name="P6">০৬. forEatch()</text:p>
      <text:p text:style-name="P6">এই মেথডের মাধ্যমে অ্যারে element <text:s/>থেকে প্রত্যেক element কে আলাদাভাবে output দিয়ে থাকে।</text:p>
      <text:p text:style-name="P6"/>
      <text:p text:style-name="P7"><text:soft-page-break/>০৭. indexOf()</text:p>
      <text:p text:style-name="P7">এই মেথডের মাধ্যমে কোন অ্যারে থেকে নিদৃষ্ট কোন <text:s/>element এর index Number <text:s/>খুজে বের করা হয়।একটা <text:span text:style-name="T3">অ্যারের</text:span> কত <text:span text:style-name="T3">number পজিশন থেকে খুজতে শুরু করবো সেটাও বলে দেয়া যায়</text:span><text:span text:style-name="T4">। আর যদি খুজে না পাওয়া যায় তখলে আউটপুট দেখাবে -1</text:span></text:p>
      <text:p text:style-name="P7"/>
      <text:p text:style-name="P8">০৮. <text:span text:style-name="T5">join()</text:span></text:p>
      <text:p text:style-name="P8">এই মেথডের মাধ্যমে আমরা এ্যারে<text:span text:style-name="T5">র সবগুলো elements কে কমা দিয়ে জুরে দিতে পারি।</text:span></text:p>
      <text:p text:style-name="P8">দুই ব্রাকেটের মাঝে দুটি কোটেশন <text:span text:style-name="T6">(‘’) দিলে কোন কমা ছাড়াই এক সাথে জুরে যায়।</text:span></text:p>
      <text:p text:style-name="P9">অথবা আমারা কোন একটা চিহ্ন দিয়ে আলাদা করে দিতে পা‌‌‌রি (‘-’)</text:p>
      <text:p text:style-name="P9"/>
      <text:p text:style-name="P10">০৯. map()</text:p>
      <text:p text:style-name="P10">এই মেথড কোন একটা এ্যারে থেকে তার elements গুলোকে নিয়ে কিছু কাজ করে নতুন একটা অ্যারে আউটপুট হিসেবে দেয়<text:span text:style-name="T7">।ৎ</text:span></text:p>
      <text:p text:style-name="P10">এটা আবার <text:span text:style-name="T7">forEatch() এর মতোও কাজ করে।</text:span></text:p>
      <text:p text:style-name="P10"/>
      <text:p text:style-name="P11">১০. lastIndexOf()</text:p>
      <text:p text:style-name="P11">যদি কোন অ্যারের মধ্যে কোন <text:span text:style-name="T8">element বহুবার ব্যবহার হয়। তার সর্বশেষ <text:s/>element এর index number বের করার জন্য এই মেথড ব্যবহরা হয়।</text:span></text:p>
      <text:p text:style-name="P11"/>
      <text:p text:style-name="P11">১১. <text:span text:style-name="T9">pop()</text:span></text:p>
      <text:p text:style-name="P12">কোন একটা অ্যারে থেকে শেষের ইলেমেন্টটা বের করে বাদ দেওয়ার জন্য এই মেথড ব্যবহার হয়।</text:p>
      <text:p text:style-name="P12"/>
      <text:p text:style-name="P12"><text:soft-page-break/>১২. push()</text:p>
      <text:p text:style-name="P12">কোন অ্যারের শেষে একটা ইলেমেন্ট যোগ করার জন্য এই মেথড ব্যবহার হয়। </text:p>
      <text:p text:style-name="P12"/>
      <text:p text:style-name="P12">১৩. <text:span text:style-name="T10">reduce()</text:span></text:p>
      <text:p text:style-name="P13">এই মেথডের মাধ্যমে কোন অ্যারের সকল ইলেমেন্টের উপর লুপ চালিয়ে একটা একক ফলাফল বের করে আনে।</text:p>
      <text:p text:style-name="P13"><text:tab/>ক.এই মেথড এর মধ্যে কোন একটা কলব্যাক ফাংশন পাস করা হয় এবং সাথে একটা number ও পাস করা যায়</text:p>
      <text:p text:style-name="P12"/>
      <text:p text:style-name="P3">১৪.<text:span text:style-name="T11">reverse()</text:span></text:p>
      <text:p text:style-name="P14">কোন একটা এ্যারের সকল ইলেমেন্টকে উল্ট দিক থেকে সাজাতে এই মেথড ব্যবহার হয়।</text:p>
      <text:p text:style-name="P14"/>
      <text:p text:style-name="P14">১৫.<text:span text:style-name="T12">shift()</text:span></text:p>
      <text:p text:style-name="P15">কোন একটা অ্যারের প্রথম থেকে কোন একটা element রিমুভ করতে চাইলে এই মেথড ব্যবহার করা হয়।</text:p>
      <text:p text:style-name="P15"/>
      <text:p text:style-name="P16">১৬. unshift()</text:p>
      <text:p text:style-name="P16">কোন অ্যারের প্রথম element যোগ করার জন্য এই মেথড ব্যবহার হয়।</text:p>
      <text:p text:style-name="P16"/>
      <text:p text:style-name="P16">১৭. <text:span text:style-name="T13">slice()</text:span></text:p>
      <text:p text:style-name="P16">মুল অ্যারে ঠিক রেখে । এই অ্যারে থেকে কয়েকটি <text:span text:style-name="T13">element নিয়ে একটা নতুন অ্যারে তৈরি করে।</text:span></text:p>
      <text:p text:style-name="P16"/>
      <text:p text:style-name="P16">১৮.<text:span text:style-name="T14">sort()</text:span></text:p>
      <text:p text:style-name="P16"><text:soft-page-break/>কোন একটা অ্যারের সকল <text:span text:style-name="T14">element ক্রম অনুযায়ী সাজানো </text:span></text:p>
      <text:p text:style-name="P16"><text:s/>ক. <text:span text:style-name="T15">Alphabatic ক্রম</text:span></text:p>
      <text:p text:style-name="P16"><text:tab/>খ. <text:span text:style-name="T15">Numeric ক্রম</text:span></text:p>
      <text:p text:style-name="P17">১৯. splice()</text:p>
      <text:p text:style-name="P17">কোন অ্যারের মধ্যে নতুন কোন element জুরে দেওয়।</text:p>
      <text:p text:style-name="P17"><text:tab/>ক. কত নাম্বর index এ হবে।</text:p>
      <text:p text:style-name="P17"><text:tab/>খ. <text:s/>কোন element ডিলিট হবে কিনা (হলে তার সংখ্যা)</text:p>
      <text:p text:style-name="P17"><text:tab/>গ. যেটা এড করতে চাই সে element.</text:p>
      <text:p text:style-name="P18"/>
      <text:p text:style-name="P16"/>
      <text:p text:style-name="P16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22:13:41.321291999</meta:creation-date>
    <meta:generator>LibreOffice/6.4.6.2$Linux_X86_64 LibreOffice_project/40$Build-2</meta:generator>
    <dc:date>2020-12-30T00:12:28.653135889</dc:date>
    <meta:editing-duration>PT5H54M41S</meta:editing-duration>
    <meta:editing-cycles>44</meta:editing-cycles>
    <meta:document-statistic meta:table-count="0" meta:image-count="0" meta:object-count="0" meta:page-count="4" meta:paragraph-count="48" meta:word-count="426" meta:character-count="1732" meta:non-whitespace-character-count="1336"/>
  </office:meta>
</office:document-meta>
</file>